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Wilke-Italic" svg:font-family="Wilke-Italic" style:font-family-generic="swiss"/>
    <style:font-face style:name="Wilke-Roman" svg:font-family="Wilke-Roman"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text-align="justify" style:justify-single-word="false"/>
    </style:style>
    <style:style style:name="P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6" style:family="paragraph" style:parent-style-name="Text_20_body">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8" style:family="paragraph" style:parent-style-name="Text_20_body">
      <style:paragraph-properties fo:line-height="150%" fo:text-align="justify" style:justify-single-word="false"/>
      <style:text-properties fo:font-weight="bold" style:font-weight-asian="bold" style:font-weight-complex="bold"/>
    </style:style>
    <style:style style:name="P9"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2" style:family="paragraph" style:parent-style-name="Normal1">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3" style:family="paragraph" style:parent-style-name="Normal1">
      <style:paragraph-properties fo:line-height="150%"/>
    </style:style>
    <style:style style:name="P14" style:family="paragraph" style:parent-style-name="Normal1">
      <style:paragraph-properties fo:line-height="150%" fo:text-align="justify" style:justify-single-word="false"/>
    </style:style>
    <style:style style:name="P15"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6"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17" style:family="paragraph" style:parent-style-name="Text_20_body">
      <style:paragraph-properties fo:margin-left="0cm" fo:margin-right="0cm" fo:line-height="150%" fo:text-align="justify" style:justify-single-word="false" fo:text-indent="1.251cm" style:auto-text-indent="false"/>
    </style:style>
    <style:style style:name="P18"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19" style:family="paragraph" style:parent-style-name="Text_20_body">
      <style:paragraph-properties fo:margin-left="0cm" fo:margin-right="0cm" fo:line-height="150%" fo:text-align="justify" style:justify-single-word="false" fo:text-indent="1.27cm" style:auto-text-indent="false"/>
    </style:style>
    <style:style style:name="P20"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1"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2"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3" style:family="paragraph" style:parent-style-name="Heading_20_1">
      <style:paragraph-properties fo:break-before="pag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Heading_20_2">
      <style:text-properties style:font-name="Liberation Serif" style:text-underline-style="solid" style:text-underline-width="auto" style:text-underline-color="font-color" fo:font-weight="bold" style:font-weight-asian="bold" style:font-weight-complex="bold"/>
    </style:style>
    <style:style style:name="P25" style:family="paragraph" style:parent-style-name="Footnote">
      <style:paragraph-properties fo:margin-left="0cm" fo:margin-right="0cm" fo:text-indent="0cm" style:auto-text-indent="false"/>
    </style:style>
    <style:style style:name="P26" style:family="paragraph" style:parent-style-name="Footnote">
      <style:paragraph-properties fo:margin-left="0cm" fo:margin-right="0cm" fo:text-indent="0cm" style:auto-text-indent="false"/>
      <style:text-properties officeooo:rsid="000c60bc" officeooo:paragraph-rsid="000c60bc"/>
    </style:style>
    <style:style style:name="P27" style:family="paragraph" style:parent-style-name="Normal">
      <style:text-properties fo:language="fr" fo:country="FR" officeooo:paragraph-rsid="000ff2f6"/>
    </style:style>
    <style:style style:name="P2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29" style:family="paragraph" style:parent-style-name="Heading_20_1">
      <style:paragraph-properties fo:break-before="page"/>
      <style:text-properties style:font-name="Liberation Serif" fo:font-size="16pt" fo:language="fr" fo:country="FR" style:text-underline-style="solid" style:text-underline-width="auto" style:text-underline-color="font-color" officeooo:paragraph-rsid="000ff2f6" style:font-size-asian="16pt" style:font-size-complex="16pt"/>
    </style:style>
    <style:style style:name="P30" style:family="paragraph" style:parent-style-name="Heading_20_3">
      <style:paragraph-properties fo:line-height="150%"/>
    </style:style>
    <style:style style:name="P31" style:family="paragraph" style:parent-style-name="Text_20_body" style:master-page-name="Standard">
      <style:paragraph-properties fo:line-height="150%" fo:text-align="justify" style:justify-single-word="false" fo:hyphenation-ladder-count="no-limit" style:page-number="auto" fo:break-before="page"/>
      <style:text-properties fo:hyphenate="true" fo:hyphenation-remain-char-count="2" fo:hyphenation-push-char-count="2"/>
    </style:style>
    <style:style style:name="P32" style:family="paragraph" style:parent-style-name="Text_20_body">
      <style:paragraph-properties fo:line-height="150%" fo:text-align="justify" style:justify-single-word="false"/>
    </style:style>
    <style:style style:name="P33"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34" style:family="paragraph" style:parent-style-name="Text_20_body">
      <style:paragraph-properties fo:line-height="150%" fo:text-align="justify" style:justify-single-word="false"/>
      <style:text-properties officeooo:paragraph-rsid="000ff2f6"/>
    </style:style>
    <style:style style:name="P35" style:family="paragraph" style:parent-style-name="Text_20_body">
      <style:paragraph-properties fo:line-height="150%" fo:text-align="justify" style:justify-single-word="false"/>
      <style:text-properties officeooo:paragraph-rsid="00113d2a"/>
    </style:style>
    <style:style style:name="P36" style:family="paragraph" style:parent-style-name="Text_20_body">
      <style:paragraph-properties fo:line-height="150%" fo:text-align="justify" style:justify-single-word="false"/>
      <style:text-properties officeooo:paragraph-rsid="00126878"/>
    </style:style>
    <style:style style:name="P37" style:family="paragraph" style:parent-style-name="Text_20_body">
      <style:paragraph-properties fo:line-height="150%" fo:text-align="justify" style:justify-single-word="false"/>
      <style:text-properties fo:language="fr" fo:country="FR" officeooo:paragraph-rsid="000ff2f6"/>
    </style:style>
    <style:style style:name="P38"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39" style:family="paragraph" style:parent-style-name="Text_20_body">
      <style:paragraph-properties fo:line-height="150%" fo:text-align="justify" style:justify-single-word="false"/>
      <style:text-properties fo:language="fr" fo:country="FR" officeooo:rsid="0019d5a1" officeooo:paragraph-rsid="000ff2f6"/>
    </style:style>
    <style:style style:name="P40"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9d5a1" officeooo:paragraph-rsid="000ff2f6" style:font-weight-asian="bold" style:font-weight-complex="bold"/>
    </style:style>
    <style:style style:name="P4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31ca7c" officeooo:paragraph-rsid="000ff2f6" style:font-weight-asian="bold" style:font-weight-complex="bold"/>
    </style:style>
    <style:style style:name="P42" style:family="paragraph" style:parent-style-name="Text_20_body">
      <style:paragraph-properties fo:line-height="150%" fo:text-align="justify" style:justify-single-word="false"/>
      <style:text-propertie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43" style:family="paragraph" style:parent-style-name="Text_20_body">
      <style:paragraph-properties fo:line-height="150%" fo:text-align="justify" style:justify-single-word="false"/>
      <style:text-properties fo:language="fr" fo:country="FR" officeooo:rsid="002dea7e" officeooo:paragraph-rsid="000ff2f6"/>
    </style:style>
    <style:style style:name="P44"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45" style:family="paragraph" style:parent-style-name="Text_20_body">
      <style:paragraph-properties fo:line-height="150%" fo:text-align="justify" style:justify-single-word="false"/>
      <style:text-properties officeooo:rsid="0031ca7c" officeooo:paragraph-rsid="000ff2f6"/>
    </style:style>
    <style:style style:name="P46" style:family="paragraph" style:parent-style-name="Text_20_body">
      <style:paragraph-properties fo:line-height="150%" fo:text-align="justify" style:justify-single-word="false"/>
      <style:text-properties officeooo:rsid="00113d2a" officeooo:paragraph-rsid="00113d2a"/>
    </style:style>
    <style:style style:name="P47"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48" style:family="paragraph" style:parent-style-name="Text_20_body">
      <style:paragraph-properties fo:margin-left="0cm" fo:margin-right="0cm" fo:line-height="150%" fo:text-align="justify" style:justify-single-word="false" fo:text-indent="1.27cm" style:auto-text-indent="false"/>
    </style:style>
    <style:style style:name="P49" style:family="paragraph" style:parent-style-name="Text_20_body">
      <style:paragraph-properties fo:margin-left="0cm" fo:margin-right="0cm" fo:line-height="150%" fo:text-align="justify" style:justify-single-word="false" fo:text-indent="1.27cm" style:auto-text-indent="false"/>
      <style:text-properties officeooo:paragraph-rsid="000ff2f6"/>
    </style:style>
    <style:style style:name="P50"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51"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52"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53"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5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26878"/>
    </style:style>
    <style:style style:name="P55" style:family="paragraph" style:parent-style-name="Text_20_body">
      <style:paragraph-properties fo:margin-left="0cm" fo:margin-right="0cm" fo:line-height="150%" fo:text-align="justify" style:justify-single-word="false" fo:text-indent="0cm" style:auto-text-indent="false"/>
      <style:text-properties style:text-underline-style="solid" style:text-underline-width="auto" style:text-underline-color="font-color" fo:font-weight="bold" officeooo:rsid="00113d2a" officeooo:paragraph-rsid="00113d2a" style:font-weight-asian="bold" style:font-weight-complex="bold"/>
    </style:style>
    <style:style style:name="P56"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57"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58" style:family="paragraph" style:parent-style-name="Heading_20_2">
      <style:text-properties style:font-name="Liberation Serif" fo:language="fr" fo:country="FR" style:text-underline-style="solid" style:text-underline-width="auto" style:text-underline-color="font-color" officeooo:paragraph-rsid="000ff2f6"/>
    </style:style>
    <style:style style:name="P59" style:family="paragraph" style:parent-style-name="Heading_20_4">
      <style:paragraph-properties fo:line-height="150%"/>
      <style:text-properties style:font-name="Liberation Serif1" fo:font-size="12pt" style:font-size-asian="12pt"/>
    </style:style>
    <style:style style:name="P60" style:family="paragraph" style:parent-style-name="Heading_20_4">
      <style:paragraph-properties fo:line-height="150%"/>
      <style:text-properties fo:color="#00000a" style:font-name="Liberation Serif" fo:font-size="14pt" fo:font-style="italic" style:text-underline-style="solid" style:text-underline-width="auto" style:text-underline-color="font-color" style:font-size-asian="14pt" style:font-style-asian="italic" style:font-size-complex="14pt" style:font-style-complex="italic"/>
    </style:style>
    <style:style style:name="P61" style:family="paragraph" style:parent-style-name="Footnote" style:master-page-name="Converted1">
      <style:paragraph-properties style:page-number="auto"/>
    </style:style>
    <style:style style:name="P62" style:family="paragraph" style:parent-style-name="Footnote" style:master-page-name="Converted2">
      <style:paragraph-properties style:page-number="auto"/>
    </style:style>
    <style:style style:name="P63" style:family="paragraph" style:parent-style-name="Footnote" style:master-page-name="Converted3">
      <style:paragraph-properties style:page-number="auto"/>
    </style:style>
    <style:style style:name="P64" style:family="paragraph" style:parent-style-name="Footnote" style:master-page-name="Converted4">
      <style:paragraph-properties style:page-number="auto"/>
    </style:style>
    <style:style style:name="P65" style:family="paragraph" style:parent-style-name="Footnote" style:master-page-name="Converted5">
      <style:paragraph-properties style:page-number="auto"/>
    </style:style>
    <style:style style:name="P66" style:family="paragraph" style:parent-style-name="Footnote" style:master-page-name="Converted6">
      <style:paragraph-properties style:page-number="auto"/>
    </style:style>
    <style:style style:name="P67" style:family="paragraph" style:parent-style-name="Footnote" style:master-page-name="Converted7">
      <style:paragraph-properties style:page-number="auto"/>
    </style:style>
    <style:style style:name="P68" style:family="paragraph" style:parent-style-name="Footnote" style:master-page-name="Converted8">
      <style:paragraph-properties style:page-number="auto"/>
    </style:style>
    <style:style style:name="P69" style:family="paragraph" style:parent-style-name="Footnote" style:master-page-name="Converted9">
      <style:paragraph-properties style:page-number="auto"/>
    </style:style>
    <style:style style:name="P70" style:family="paragraph" style:parent-style-name="Footnote" style:master-page-name="Converted10">
      <style:paragraph-properties style:page-number="auto"/>
    </style:style>
    <style:style style:name="P71" style:family="paragraph" style:parent-style-name="Footnote" style:master-page-name="Converted11">
      <style:paragraph-properties style:page-number="auto"/>
    </style:style>
    <style:style style:name="P72" style:family="paragraph" style:parent-style-name="Footnote" style:master-page-name="Converted12">
      <style:paragraph-properties style:page-number="auto"/>
    </style:style>
    <style:style style:name="P73" style:family="paragraph" style:parent-style-name="Footnote" style:master-page-name="Converted13">
      <style:paragraph-properties style:page-number="auto"/>
    </style:style>
    <style:style style:name="P74" style:family="paragraph" style:parent-style-name="Footnote" style:master-page-name="Converted14">
      <style:paragraph-properties style:page-number="auto"/>
      <style:text-properties fo:language="en" fo:country="US"/>
    </style:style>
    <style:style style:name="P75" style:family="paragraph" style:parent-style-name="Footnote" style:master-page-name="Converted15">
      <style:paragraph-properties style:page-number="auto"/>
      <style:text-properties fo:language="fr" fo:country="BE"/>
    </style:style>
    <style:style style:name="P76" style:family="paragraph" style:parent-style-name="Footnote" style:master-page-name="Converted16">
      <style:paragraph-properties style:page-number="auto"/>
    </style:style>
    <style:style style:name="P77" style:family="paragraph" style:parent-style-name="Footnote" style:master-page-name="Converted17">
      <style:paragraph-properties style:page-number="auto"/>
      <style:text-properties officeooo:paragraph-rsid="000c60bc"/>
    </style:style>
    <style:style style:name="P78" style:family="paragraph" style:parent-style-name="Footnote" style:master-page-name="Converted18">
      <style:paragraph-properties style:page-number="auto"/>
    </style:style>
    <style:style style:name="P79" style:family="paragraph" style:parent-style-name="Footnote" style:master-page-name="Converted19">
      <style:paragraph-properties style:page-number="auto"/>
    </style:style>
    <style:style style:name="P80" style:family="paragraph" style:parent-style-name="Footnote" style:master-page-name="Converted20">
      <style:paragraph-properties style:page-number="auto"/>
    </style:style>
    <style:style style:name="P81" style:family="paragraph" style:parent-style-name="Footnote" style:master-page-name="Converted21">
      <style:paragraph-properties style:page-number="auto"/>
    </style:style>
    <style:style style:name="P82" style:family="paragraph" style:parent-style-name="Footnote" style:master-page-name="Converted22">
      <style:paragraph-properties style:page-number="auto"/>
    </style:style>
    <style:style style:name="P83" style:family="paragraph" style:parent-style-name="Footnote" style:master-page-name="Converted23">
      <style:paragraph-properties style:page-number="auto"/>
    </style:style>
    <style:style style:name="P84" style:family="paragraph" style:parent-style-name="Footnote" style:master-page-name="Converted24">
      <style:paragraph-properties style:page-number="auto"/>
    </style:style>
    <style:style style:name="P85" style:family="paragraph" style:parent-style-name="Footnote" style:master-page-name="Converted25">
      <style:paragraph-properties style:page-number="auto"/>
    </style:style>
    <style:style style:name="P86" style:family="paragraph" style:parent-style-name="Footnote" style:master-page-name="Converted26">
      <style:paragraph-properties style:page-number="auto"/>
    </style:style>
    <style:style style:name="P87" style:family="paragraph" style:parent-style-name="Footnote" style:master-page-name="Converted27">
      <style:paragraph-properties style:page-number="auto"/>
    </style:style>
    <style:style style:name="P88" style:family="paragraph" style:parent-style-name="Footnote" style:master-page-name="Converted28">
      <style:paragraph-properties style:page-number="auto"/>
    </style:style>
    <style:style style:name="P89" style:family="paragraph" style:parent-style-name="Footnote" style:master-page-name="Converted29">
      <style:paragraph-properties style:page-number="auto"/>
      <style:text-properties fo:language="en" fo:country="US"/>
    </style:style>
    <style:style style:name="P90" style:family="paragraph" style:parent-style-name="Footnote" style:master-page-name="Converted30">
      <style:paragraph-properties style:page-number="auto"/>
      <style:text-properties fo:language="en" fo:country="US"/>
    </style:style>
    <style:style style:name="P91" style:family="paragraph" style:parent-style-name="Footnote" style:master-page-name="Converted31">
      <style:paragraph-properties style:page-number="auto"/>
      <style:text-properties fo:language="en" fo:country="US"/>
    </style:style>
    <style:style style:name="P92" style:family="paragraph" style:parent-style-name="Footnote" style:master-page-name="Converted32">
      <style:paragraph-properties style:page-number="auto"/>
      <style:text-properties fo:language="en" fo:country="US"/>
    </style:style>
    <style:style style:name="P93" style:family="paragraph" style:parent-style-name="Footnote" style:master-page-name="Converted33">
      <style:paragraph-properties style:page-number="auto"/>
    </style:style>
    <style:style style:name="P94" style:family="paragraph" style:parent-style-name="Footnote" style:master-page-name="Converted34">
      <style:paragraph-properties style:page-number="auto"/>
      <style:text-properties fo:language="en" fo:country="US"/>
    </style:style>
    <style:style style:name="P95" style:family="paragraph" style:parent-style-name="Footnote" style:master-page-name="Converted35">
      <style:paragraph-properties style:page-number="auto"/>
    </style:style>
    <style:style style:name="P96" style:family="paragraph" style:parent-style-name="Footnote" style:master-page-name="Converted36">
      <style:paragraph-properties style:page-number="auto"/>
    </style:style>
    <style:style style:name="P97" style:family="paragraph" style:parent-style-name="Footnote" style:master-page-name="Converted37">
      <style:paragraph-properties style:page-number="auto"/>
      <style:text-properties fo:font-weight="normal" style:font-weight-asian="normal"/>
    </style:style>
    <style:style style:name="P98" style:family="paragraph" style:parent-style-name="Footnote" style:master-page-name="Converted38">
      <style:paragraph-properties style:page-number="auto"/>
    </style:style>
    <style:style style:name="P99" style:family="paragraph" style:parent-style-name="Footnote" style:master-page-name="Converted39">
      <style:paragraph-properties style:page-number="auto"/>
    </style:style>
    <style:style style:name="P100" style:family="paragraph" style:parent-style-name="Footnote" style:master-page-name="Converted40">
      <style:paragraph-properties style:page-number="auto"/>
    </style:style>
    <style:style style:name="P101" style:family="paragraph" style:parent-style-name="Footnote" style:master-page-name="Converted41">
      <style:paragraph-properties style:page-number="auto"/>
    </style:style>
    <style:style style:name="P102" style:family="paragraph" style:parent-style-name="Footnote" style:master-page-name="Converted42">
      <style:paragraph-properties style:page-number="auto"/>
    </style:style>
    <style:style style:name="P103" style:family="paragraph" style:parent-style-name="Footnote" style:master-page-name="Converted43">
      <style:paragraph-properties style:page-number="auto"/>
    </style:style>
    <style:style style:name="P104" style:family="paragraph" style:parent-style-name="Footnote" style:master-page-name="Converted44">
      <style:paragraph-properties style:page-number="auto"/>
    </style:style>
    <style:style style:name="P105" style:family="paragraph" style:parent-style-name="Footnote" style:master-page-name="Converted45">
      <style:paragraph-properties style:page-number="auto"/>
    </style:style>
    <style:style style:name="P106" style:family="paragraph" style:parent-style-name="Footnote" style:master-page-name="Converted46">
      <style:paragraph-properties style:page-number="auto"/>
    </style:style>
    <style:style style:name="P107" style:family="paragraph" style:parent-style-name="Footnote" style:master-page-name="Converted47">
      <style:paragraph-properties style:page-number="auto"/>
    </style:style>
    <style:style style:name="P108" style:family="paragraph" style:parent-style-name="Footnote" style:master-page-name="Converted48">
      <style:paragraph-properties style:page-number="auto"/>
    </style:style>
    <style:style style:name="P109" style:family="paragraph" style:parent-style-name="Footnote" style:master-page-name="Converted49">
      <style:paragraph-properties style:page-number="auto"/>
    </style:style>
    <style:style style:name="P110" style:family="paragraph" style:parent-style-name="Footnote" style:master-page-name="Converted50">
      <style:paragraph-properties style:page-number="auto"/>
    </style:style>
    <style:style style:name="P111" style:family="paragraph" style:parent-style-name="Footnote" style:master-page-name="Converted51">
      <style:paragraph-properties style:page-number="auto"/>
    </style:style>
    <style:style style:name="P112" style:family="paragraph" style:parent-style-name="Footnote" style:master-page-name="Converted52">
      <style:paragraph-properties style:page-number="auto"/>
    </style:style>
    <style:style style:name="P113" style:family="paragraph" style:parent-style-name="Footnote" style:master-page-name="Converted53">
      <style:paragraph-properties style:page-number="auto"/>
    </style:style>
    <style:style style:name="P114" style:family="paragraph" style:parent-style-name="Footnote" style:master-page-name="Converted54">
      <style:paragraph-properties style:page-number="auto"/>
    </style:style>
    <style:style style:name="P115" style:family="paragraph" style:parent-style-name="Footnote" style:master-page-name="Converted55">
      <style:paragraph-properties fo:margin-left="0cm" fo:margin-right="0cm" fo:text-indent="0cm" style:auto-text-indent="false" style:page-number="auto"/>
    </style:style>
    <style:style style:name="P116" style:family="paragraph" style:parent-style-name="Footnote" style:master-page-name="Converted56">
      <style:paragraph-properties style:page-number="auto"/>
    </style:style>
    <style:style style:name="P117" style:family="paragraph" style:parent-style-name="Footnote" style:master-page-name="Converted57">
      <style:paragraph-properties style:page-number="auto"/>
    </style:style>
    <style:style style:name="P118" style:family="paragraph" style:parent-style-name="Footnote" style:master-page-name="Converted58">
      <style:paragraph-properties style:page-number="auto"/>
    </style:style>
    <style:style style:name="P119" style:family="paragraph" style:parent-style-name="Footnote" style:master-page-name="Converted59">
      <style:paragraph-properties style:page-number="auto"/>
    </style:style>
    <style:style style:name="P120" style:family="paragraph" style:parent-style-name="Footnote" style:master-page-name="Converted60">
      <style:paragraph-properties style:page-number="auto"/>
    </style:style>
    <style:style style:name="P121" style:family="paragraph" style:parent-style-name="Footnote" style:master-page-name="Converted61">
      <style:paragraph-properties style:page-number="auto"/>
    </style:style>
    <style:style style:name="P122" style:family="paragraph" style:parent-style-name="Footnote" style:master-page-name="Converted62">
      <style:paragraph-properties style:page-number="auto"/>
    </style:style>
    <style:style style:name="P123" style:family="paragraph" style:parent-style-name="Footnote" style:master-page-name="Converted63">
      <style:paragraph-properties style:page-number="auto"/>
    </style:style>
    <style:style style:name="P124" style:family="paragraph" style:parent-style-name="Footnote" style:master-page-name="Converted64">
      <style:paragraph-properties style:page-number="auto"/>
    </style:style>
    <style:style style:name="P125" style:family="paragraph" style:parent-style-name="Footnote" style:master-page-name="Converted65">
      <style:paragraph-properties style:page-number="auto"/>
    </style:style>
    <style:style style:name="P126" style:family="paragraph" style:parent-style-name="Footnote" style:master-page-name="Converted66">
      <style:paragraph-properties style:page-number="auto"/>
      <style:text-properties fo:language="fr" fo:country="BE"/>
    </style:style>
    <style:style style:name="P127" style:family="paragraph" style:parent-style-name="Footnote" style:master-page-name="Converted67">
      <style:paragraph-properties style:page-number="auto"/>
    </style:style>
    <style:style style:name="P128" style:family="paragraph" style:parent-style-name="Footnote" style:master-page-name="Converted68">
      <style:paragraph-properties style:page-number="auto"/>
    </style:style>
    <style:style style:name="P129" style:family="paragraph" style:parent-style-name="Footnote" style:master-page-name="Converted69">
      <style:paragraph-properties style:page-number="auto"/>
    </style:style>
    <style:style style:name="P130" style:family="paragraph" style:parent-style-name="Footnote" style:master-page-name="Converted70">
      <style:paragraph-properties style:page-number="auto"/>
    </style:style>
    <style:style style:name="P131" style:family="paragraph" style:parent-style-name="Footnote" style:master-page-name="Converted71">
      <style:paragraph-properties style:page-number="auto"/>
    </style:style>
    <style:style style:name="P132" style:family="paragraph" style:parent-style-name="Footnote" style:master-page-name="Converted72">
      <style:paragraph-properties style:page-number="auto"/>
    </style:style>
    <style:style style:name="P133" style:family="paragraph" style:parent-style-name="Footnote" style:master-page-name="Converted73">
      <style:paragraph-properties style:page-number="auto"/>
    </style:style>
    <style:style style:name="P134" style:family="paragraph" style:parent-style-name="Footnote" style:master-page-name="Converted74">
      <style:paragraph-properties style:page-number="auto"/>
    </style:style>
    <style:style style:name="P135" style:family="paragraph" style:parent-style-name="Footnote" style:master-page-name="Converted75">
      <style:paragraph-properties style:page-number="auto"/>
    </style:style>
    <style:style style:name="P136" style:family="paragraph" style:parent-style-name="Footnote" style:master-page-name="Converted76">
      <style:paragraph-properties style:page-number="auto"/>
    </style:style>
    <style:style style:name="P137" style:family="paragraph" style:parent-style-name="Footnote" style:master-page-name="Converted77">
      <style:paragraph-properties style:page-number="auto"/>
    </style:style>
    <style:style style:name="P138" style:family="paragraph" style:parent-style-name="Footnote" style:master-page-name="Converted78">
      <style:paragraph-properties style:page-number="auto"/>
    </style:style>
    <style:style style:name="P139" style:family="paragraph" style:parent-style-name="Footnote" style:master-page-name="Converted79">
      <style:paragraph-properties style:page-number="auto"/>
    </style:style>
    <style:style style:name="P140" style:family="paragraph" style:parent-style-name="Footnote" style:master-page-name="Converted80">
      <style:paragraph-properties style:page-number="auto"/>
    </style:style>
    <style:style style:name="P141" style:family="paragraph" style:parent-style-name="Footnote" style:master-page-name="Converted81">
      <style:paragraph-properties style:page-number="auto"/>
    </style:style>
    <style:style style:name="P142" style:family="paragraph" style:parent-style-name="Footnote" style:master-page-name="Converted82">
      <style:paragraph-properties style:page-number="auto"/>
    </style:style>
    <style:style style:name="P143" style:family="paragraph" style:parent-style-name="Footnote" style:master-page-name="Converted83">
      <style:paragraph-properties style:page-number="auto"/>
    </style:style>
    <style:style style:name="P144" style:family="paragraph" style:parent-style-name="Footnote" style:master-page-name="Converted84">
      <style:paragraph-properties style:page-number="auto"/>
    </style:style>
    <style:style style:name="P145" style:family="paragraph" style:parent-style-name="Footnote" style:master-page-name="Converted85">
      <style:paragraph-properties style:page-number="auto"/>
    </style:style>
    <style:style style:name="P146" style:family="paragraph" style:parent-style-name="Footnote" style:master-page-name="Converted86">
      <style:paragraph-properties style:page-number="auto"/>
    </style:style>
    <style:style style:name="P147" style:family="paragraph" style:parent-style-name="Footnote" style:master-page-name="Converted87">
      <style:paragraph-properties style:page-number="auto"/>
    </style:style>
    <style:style style:name="P148" style:family="paragraph" style:parent-style-name="Footnote" style:master-page-name="Converted88">
      <style:paragraph-properties style:page-number="auto"/>
    </style:style>
    <style:style style:name="P149" style:family="paragraph" style:parent-style-name="Footnote" style:master-page-name="Converted89">
      <style:paragraph-properties style:page-number="auto"/>
    </style:style>
    <style:style style:name="P150" style:family="paragraph" style:parent-style-name="Footnote" style:master-page-name="Converted90">
      <style:paragraph-properties style:page-number="auto"/>
      <style:text-properties fo:language="fr" fo:country="BE"/>
    </style:style>
    <style:style style:name="P151" style:family="paragraph" style:parent-style-name="Footnote" style:master-page-name="Converted91">
      <style:paragraph-properties style:page-number="auto"/>
    </style:style>
    <style:style style:name="P152" style:family="paragraph" style:parent-style-name="Footnote" style:master-page-name="Converted92">
      <style:paragraph-properties style:page-number="auto"/>
    </style:style>
    <style:style style:name="P153" style:family="paragraph" style:parent-style-name="Footnote" style:master-page-name="Converted93">
      <style:paragraph-properties style:page-number="auto"/>
    </style:style>
    <style:style style:name="P154" style:family="paragraph" style:parent-style-name="Footnote" style:master-page-name="Converted94">
      <style:paragraph-properties style:page-number="auto"/>
    </style:style>
    <style:style style:name="P155" style:family="paragraph" style:parent-style-name="Footnote" style:master-page-name="Converted95">
      <style:paragraph-properties style:page-number="auto"/>
    </style:style>
    <style:style style:name="P156" style:family="paragraph" style:parent-style-name="Footnote" style:master-page-name="Converted96">
      <style:paragraph-properties style:page-number="auto"/>
    </style:style>
    <style:style style:name="P157" style:family="paragraph" style:parent-style-name="Footnote" style:master-page-name="Converted97">
      <style:paragraph-properties style:page-number="auto"/>
    </style:style>
    <style:style style:name="P158" style:family="paragraph" style:parent-style-name="Footnote" style:master-page-name="Converted98">
      <style:paragraph-properties style:page-number="auto"/>
    </style:style>
    <style:style style:name="P159" style:family="paragraph" style:parent-style-name="Footnote">
      <style:text-properties style:font-name="Liberation Serif"/>
    </style:style>
    <style:style style:name="P160" style:family="paragraph" style:parent-style-name="Footnote">
      <style:text-properties style:font-name="Liberation Serif" fo:language="fr" fo:country="FR"/>
    </style:style>
    <style:style style:name="P161" style:family="paragraph" style:parent-style-name="Footnote">
      <style:text-properties style:font-name="Liberation Serif" fo:language="fr" fo:country="FR" officeooo:rsid="0025e690" officeooo:paragraph-rsid="0025e690"/>
    </style:style>
    <style:style style:name="P162" style:family="paragraph" style:parent-style-name="Footnote">
      <style:text-properties style:font-name="Liberation Serif" fo:font-style="italic" officeooo:rsid="00295e05" officeooo:paragraph-rsid="00295e05" style:font-style-asian="italic" style:font-style-complex="italic"/>
    </style:style>
    <style:style style:name="P163" style:family="paragraph" style:parent-style-name="Footnote">
      <style:text-properties style:font-name="Liberation Serif" officeooo:rsid="00295e05" officeooo:paragraph-rsid="0029d3e8"/>
    </style:style>
    <style:style style:name="P164" style:family="paragraph" style:parent-style-name="Footnote">
      <style:text-properties style:font-name="Liberation Serif" officeooo:rsid="0037a1a0" officeooo:paragraph-rsid="0037a1a0"/>
    </style:style>
    <style:style style:name="P165" style:family="paragraph" style:parent-style-name="Footnote">
      <style:text-properties style:font-name="Liberation Serif" officeooo:rsid="00383cb1" officeooo:paragraph-rsid="003a2362"/>
    </style:style>
    <style:style style:name="P166" style:family="paragraph" style:parent-style-name="Footnote">
      <style:text-properties style:font-name="Liberation Serif" officeooo:rsid="00126878" officeooo:paragraph-rsid="00126878"/>
    </style:style>
    <style:style style:name="P167" style:family="paragraph" style:parent-style-name="Footnote">
      <style:text-properties officeooo:rsid="002dea7e" officeooo:paragraph-rsid="000ff2f6"/>
    </style:style>
    <style:style style:name="P168" style:family="paragraph" style:parent-style-name="Footnote">
      <style:text-properties officeooo:rsid="003a2362" officeooo:paragraph-rsid="003a2362"/>
    </style:style>
    <style:style style:name="P169" style:family="paragraph" style:parent-style-name="Footnote">
      <style:text-properties officeooo:rsid="003a2362" officeooo:paragraph-rsid="000ff2f6"/>
    </style:style>
    <style:style style:name="P170" style:family="paragraph" style:parent-style-name="Footnote">
      <style:text-properties officeooo:rsid="00113d2a" officeooo:paragraph-rsid="00113d2a"/>
    </style:style>
    <style:style style:name="P171" style:family="paragraph" style:parent-style-name="Footnote">
      <style:text-properties officeooo:rsid="00126878" officeooo:paragraph-rsid="00126878"/>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language="fr" fo:country="BE"/>
    </style:style>
    <style:style style:name="T17" style:family="text">
      <style:text-properties fo:language="fr" fo:country="BE" style:font-name-complex="RotisSansSerif" style:language-complex="ar" style:country-complex="SA"/>
    </style:style>
    <style:style style:name="T18" style:family="text">
      <style:text-properties fo:language="fr" fo:country="BE" fo:font-style="italic" style:font-style-asian="italic"/>
    </style:style>
    <style:style style:name="T19" style:family="text">
      <style:text-properties fo:language="fr" fo:country="BE" fo:font-style="italic" style:font-style-asian="italic" style:font-style-complex="italic"/>
    </style:style>
    <style:style style:name="T20" style:family="text">
      <style:text-properties fo:language="fr" fo:country="BE" fo:font-style="italic" style:font-style-asian="italic" style:font-name-complex="RotisSansSerif" style:language-complex="ar" style:country-complex="SA"/>
    </style:style>
    <style:style style:name="T21" style:family="text">
      <style:text-properties style:text-position="58% 100%"/>
    </style:style>
    <style:style style:name="T22" style:family="text">
      <style:text-properties fo:font-size="10pt" style:font-size-asian="10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bold" style:font-weight-asian="bold"/>
    </style:style>
    <style:style style:name="T27" style:family="text">
      <style:text-properties fo:font-weight="normal" style:font-weight-asian="normal"/>
    </style:style>
    <style:style style:name="T28" style:family="text">
      <style:text-properties fo:language="es" fo:country="ES" fo:font-style="italic" style:font-style-asian="italic"/>
    </style:style>
    <style:style style:name="T29" style:family="text">
      <style:text-properties style:text-position="super 58%"/>
    </style:style>
    <style:style style:name="T30"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1"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2"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3" style:family="text">
      <style:text-properties style:font-size-complex="10pt"/>
    </style:style>
    <style:style style:name="T34"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35" style:family="text">
      <style:text-properties fo:background-color="transparent" loext:char-shading-value="0"/>
    </style:style>
    <style:style style:name="T36" style:family="text">
      <style:text-properties officeooo:rsid="000c60bc" fo:background-color="transparent" loext:char-shading-value="0"/>
    </style:style>
    <style:style style:name="T37" style:family="text">
      <style:text-properties officeooo:rsid="000e65cc" fo:background-color="transparent" loext:char-shading-value="0"/>
    </style:style>
    <style:style style:name="T38" style:family="text">
      <style:text-properties officeooo:rsid="000c60bc"/>
    </style:style>
    <style:style style:name="T39" style:family="text">
      <style:text-properties officeooo:rsid="000e65cc"/>
    </style:style>
    <style:style style:name="T40"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officeooo:rsid="00295e05" style:font-style-asian="normal" style:font-style-complex="normal"/>
    </style:style>
    <style:style style:name="T43" style:family="text">
      <style:text-properties fo:language="fr" fo:country="FR" fo:font-style="normal" officeooo:rsid="003a2362" style:font-style-asian="normal" style:font-style-complex="normal"/>
    </style:style>
    <style:style style:name="T44" style:family="text">
      <style:text-properties fo:language="fr" fo:country="FR" officeooo:rsid="0025e690"/>
    </style:style>
    <style:style style:name="T45" style:family="text">
      <style:text-properties fo:language="fr" fo:country="FR" fo:font-style="italic" style:font-style-asian="italic" style:font-style-complex="italic"/>
    </style:style>
    <style:style style:name="T46" style:family="text">
      <style:text-properties fo:language="fr" fo:country="FR" fo:font-style="italic" officeooo:rsid="0025e690" style:font-style-asian="italic" style:font-style-complex="italic"/>
    </style:style>
    <style:style style:name="T47" style:family="text">
      <style:text-properties fo:language="fr" fo:country="FR" fo:font-style="italic" officeooo:rsid="00295e05" style:font-style-asian="italic" style:font-style-complex="italic"/>
    </style:style>
    <style:style style:name="T48" style:family="text">
      <style:text-properties fo:language="fr" fo:country="FR" fo:font-style="italic" officeooo:rsid="0010e286" style:font-style-asian="italic" style:font-style-complex="italic"/>
    </style:style>
    <style:style style:name="T49"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50" style:family="text">
      <style:text-properties fo:language="fr" fo:country="FR" officeooo:rsid="0029d3e8"/>
    </style:style>
    <style:style style:name="T51" style:family="text">
      <style:text-properties fo:language="fr" fo:country="FR" style:text-underline-style="none" fo:font-weight="normal" style:font-weight-asian="normal" style:font-weight-complex="normal"/>
    </style:style>
    <style:style style:name="T52" style:family="text">
      <style:text-properties fo:language="fr" fo:country="FR" style:text-underline-style="none" fo:font-weight="normal" officeooo:rsid="0037a1a0" style:font-weight-asian="normal" style:font-weight-complex="normal"/>
    </style:style>
    <style:style style:name="T53" style:family="text">
      <style:text-properties fo:language="fr" fo:country="FR" style:text-underline-style="none" fo:font-weight="normal" officeooo:rsid="00383cb1" style:font-weight-asian="normal" style:font-weight-complex="normal"/>
    </style:style>
    <style:style style:name="T54" style:family="text">
      <style:text-properties fo:language="fr" fo:country="FR" style:text-underline-style="none" fo:font-weight="normal" officeooo:rsid="003a2362" style:font-weight-asian="normal" style:font-weight-complex="normal"/>
    </style:style>
    <style:style style:name="T55" style:family="text">
      <style:text-properties officeooo:rsid="0013f466"/>
    </style:style>
    <style:style style:name="T56" style:family="text">
      <style:text-properties fo:font-style="normal" style:font-style-asian="normal" style:font-style-complex="normal"/>
    </style:style>
    <style:style style:name="T57" style:family="text">
      <style:text-properties fo:font-style="normal" officeooo:rsid="0013f466" style:font-style-asian="normal" style:font-style-complex="normal"/>
    </style:style>
    <style:style style:name="T58" style:family="text">
      <style:text-properties fo:font-style="normal" officeooo:rsid="0015af40" style:font-style-asian="normal" style:font-style-complex="normal"/>
    </style:style>
    <style:style style:name="T59" style:family="text">
      <style:text-properties fo:font-style="normal" officeooo:rsid="0018422d" style:font-style-asian="normal" style:font-style-complex="normal"/>
    </style:style>
    <style:style style:name="T60" style:family="text">
      <style:text-properties fo:font-style="normal" officeooo:rsid="0019d5a1" style:font-style-asian="normal" style:font-style-complex="normal"/>
    </style:style>
    <style:style style:name="T61" style:family="text">
      <style:text-properties fo:font-style="normal" officeooo:rsid="002dea7e" style:font-style-asian="normal" style:font-style-complex="normal"/>
    </style:style>
    <style:style style:name="T62" style:family="text">
      <style:text-properties fo:font-style="normal" officeooo:rsid="001b99fb" style:font-style-asian="normal" style:font-style-complex="normal"/>
    </style:style>
    <style:style style:name="T63" style:family="text">
      <style:text-properties fo:font-style="normal" officeooo:rsid="001f25a0" style:font-style-asian="normal" style:font-style-complex="normal"/>
    </style:style>
    <style:style style:name="T64" style:family="text">
      <style:text-properties fo:font-style="normal" officeooo:rsid="0021c5e1" style:font-style-asian="normal" style:font-style-complex="normal"/>
    </style:style>
    <style:style style:name="T65" style:family="text">
      <style:text-properties fo:font-style="normal" officeooo:rsid="001f4de1" style:font-style-asian="normal" style:font-style-complex="normal"/>
    </style:style>
    <style:style style:name="T66" style:family="text">
      <style:text-properties fo:font-style="normal" officeooo:rsid="00203c30" style:font-style-asian="normal" style:font-style-complex="normal"/>
    </style:style>
    <style:style style:name="T67" style:family="text">
      <style:text-properties fo:font-style="normal" officeooo:rsid="00236db3" style:font-style-asian="normal" style:font-style-complex="normal"/>
    </style:style>
    <style:style style:name="T68" style:family="text">
      <style:text-properties fo:font-style="normal" officeooo:rsid="00244eda" style:font-style-asian="normal" style:font-style-complex="normal"/>
    </style:style>
    <style:style style:name="T69" style:family="text">
      <style:text-properties fo:font-style="normal" officeooo:rsid="00222f0f" style:font-style-asian="normal" style:font-style-complex="normal"/>
    </style:style>
    <style:style style:name="T70" style:family="text">
      <style:text-properties fo:font-style="normal" officeooo:rsid="0025e690" style:font-style-asian="normal" style:font-style-complex="normal"/>
    </style:style>
    <style:style style:name="T71" style:family="text">
      <style:text-properties fo:font-style="normal" officeooo:rsid="002f218c" style:font-style-asian="normal" style:font-style-complex="normal"/>
    </style:style>
    <style:style style:name="T72" style:family="text">
      <style:text-properties fo:font-style="normal" officeooo:rsid="002e7292" style:font-style-asian="normal" style:font-style-complex="normal"/>
    </style:style>
    <style:style style:name="T73" style:family="text">
      <style:text-properties fo:font-style="normal" officeooo:rsid="0035f8e9" style:font-style-asian="normal" style:font-style-complex="normal"/>
    </style:style>
    <style:style style:name="T74" style:family="text">
      <style:text-properties fo:font-style="normal" officeooo:rsid="002f4859" style:font-style-asian="normal" style:font-style-complex="normal"/>
    </style:style>
    <style:style style:name="T75" style:family="text">
      <style:text-properties fo:font-style="normal" officeooo:rsid="00369522" style:font-style-asian="normal" style:font-style-complex="normal"/>
    </style:style>
    <style:style style:name="T76" style:family="text">
      <style:text-properties fo:font-style="normal" officeooo:rsid="000ff2f6" style:font-style-asian="normal" style:font-style-complex="normal"/>
    </style:style>
    <style:style style:name="T77" style:family="text">
      <style:text-properties officeooo:rsid="0018422d"/>
    </style:style>
    <style:style style:name="T78" style:family="text">
      <style:text-properties officeooo:rsid="0019d5a1"/>
    </style:style>
    <style:style style:name="T79" style:family="text">
      <style:text-properties officeooo:rsid="001f25a0"/>
    </style:style>
    <style:style style:name="T80" style:family="text">
      <style:text-properties style:font-name="Liberation Serif" fo:font-size="10pt" fo:language="fr" fo:country="FR" style:font-size-asian="10pt" style:font-size-complex="10pt"/>
    </style:style>
    <style:style style:name="T81" style:family="text">
      <style:text-properties style:font-name="Liberation Serif" fo:font-size="10pt" fo:language="fr" fo:country="BE" style:letter-kerning="false" style:font-size-asian="10pt" style:font-name-complex="Palatino-Roman" style:font-size-complex="10pt"/>
    </style:style>
    <style:style style:name="T82" style:family="text">
      <style:text-properties style:font-name="Liberation Serif" fo:font-size="10pt" fo:language="fr" fo:country="BE" officeooo:rsid="0010e286" style:letter-kerning="false" style:font-size-asian="10pt" style:font-name-complex="Palatino-Roman" style:font-size-complex="10pt"/>
    </style:style>
    <style:style style:name="T83" style:family="text">
      <style:text-properties style:font-name="Liberation Serif" fo:font-size="10pt" fo:language="fr" fo:country="BE" officeooo:rsid="00113d2a" style:letter-kerning="false" style:font-size-asian="10pt" style:font-name-complex="Palatino-Roman" style:font-size-complex="10pt"/>
    </style:style>
    <style:style style:name="T84" style:family="text">
      <style:text-properties style:font-name="Liberation Serif" fo:font-size="10pt" fo:language="fr" fo:country="BE" style:letter-kerning="false" style:font-size-asian="10pt" style:font-name-complex="Rpxr" style:font-size-complex="10pt"/>
    </style:style>
    <style:style style:name="T8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86" style:family="text">
      <style:text-properties style:font-name="Liberation Serif" fo:language="fr" fo:country="FR"/>
    </style:style>
    <style:style style:name="T87" style:family="text">
      <style:text-properties style:font-name="Liberation Serif" fo:language="fr" fo:country="FR" officeooo:rsid="00203c30"/>
    </style:style>
    <style:style style:name="T88" style:family="text">
      <style:text-properties officeooo:rsid="0025e690"/>
    </style:style>
    <style:style style:name="T89" style:family="text">
      <style:text-properties officeooo:rsid="0029d3e8"/>
    </style:style>
    <style:style style:name="T90" style:family="text">
      <style:text-properties officeooo:rsid="002aa794"/>
    </style:style>
    <style:style style:name="T91" style:family="text">
      <style:text-properties officeooo:rsid="002f218c"/>
    </style:style>
    <style:style style:name="T92" style:family="text">
      <style:text-properties officeooo:rsid="003233e7"/>
    </style:style>
    <style:style style:name="T93" style:family="text">
      <style:text-properties officeooo:rsid="002e7292"/>
    </style:style>
    <style:style style:name="T94" style:family="text">
      <style:text-properties officeooo:rsid="000ff2f6"/>
    </style:style>
    <style:style style:name="T95" style:family="text">
      <style:text-properties fo:color="#1a1a1a" fo:font-size="9.5pt" fo:language="fr" fo:country="BE" style:letter-kerning="false" style:font-size-asian="9.5pt" style:font-name-complex="Wilke-Italic" style:font-size-complex="9.5pt"/>
    </style:style>
    <style:style style:name="T96"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97" style:family="text">
      <style:text-properties style:font-name="Palatino-Roman" fo:font-size="9pt" fo:language="fr" fo:country="BE" officeooo:rsid="0010e286" style:letter-kerning="false" style:font-size-asian="9pt" style:font-name-complex="Palatino-Roman" style:font-size-complex="9pt"/>
    </style:style>
    <style:style style:name="T98" style:family="text">
      <style:text-properties officeooo:rsid="00113d2a"/>
    </style:style>
    <style:style style:name="T99" style:family="text">
      <style:text-properties officeooo:rsid="00126878"/>
    </style:style>
    <style:style style:name="T100" style:family="text">
      <style:text-properties officeooo:rsid="0012b1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21"><text:tab/></text:span>La biosphère<text:note text:id="ftn1" text:note-class="footnote"><text:note-citation>1</text:note-citation><text:note-body><text:p text:style-name="P61">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62">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63"><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64"><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65">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3"><text:tab/>La <text:span text:style-name="T4">maîtrise</text:span> humaine sur l'environnement<text:note text:id="ftn6" text:note-class="footnote"><text:note-citation>6</text:note-citation><text:note-body><text:p text:style-name="P66">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67">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68"><text:span text:style-name="T38">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text:soft-page-break/>donc été multiplié par plus de soixante-dix<text:note text:id="ftn9" text:note-class="footnote"><text:note-citation>9</text:note-citation><text:note-body><text:p text:style-name="P69">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70">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71">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72">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73">La notion de service écosystémique témoigne d'une vision anthropocentrée de l'environnement.</text:p><text:p text:style-name="Footnote"/></text:note-body></text:note>. C'est ce que pointe dès 1972, le rapport <text:span text:style-name="T4">The</text:span><text:span text:style-name="T19"> limits</text:span><text:span text:style-name="T4"> to</text:span><text:span text:style-name="T19"> growth</text:span><text:span text:style-name="T4">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74">«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text:soft-page-break/>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75">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76">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77">Brundtland, (G.H.) <text:span text:style-name="T3">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78">LATOUCHE (S.), « Pour une société de décroissance », <text:span text:style-name="T4">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text:soft-page-break/>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79">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80">HUBERT (S.) et al., « Lignes directrices nationales sur la séquence éviter, réduire et compenser les impacts sur les milieux naturels », Ibid., p. 193.</text:p><text:p text:style-name="P26"/></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81">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ext:soft-page-break/>tion. Il existe donc une difficulté dans la notion d'impact significatif.</text:p>
      <text:p text:style-name="P3"><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82"><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83">Voir par exemple, Déclaration « No<text:span text:style-name="T16">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7">A. Approche comparative</text:p>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84">«<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3">Le point sur</text:span>, Commissariat général au développement durable, n° 133, août 2012, p. 2.</text:p><text:p text:style-name="Footnote"/></text:note-body></text:note>, les mesures visant à restaurer ou recréer un milieu naturel en contrepartie d’un dommage à la biodiversité sont souvent marginales par rapport aux mesures <text:soft-page-break/>concernant la pollution de l'eau, ou les nuisances sonores. L'évaluation de l'efficacité de la compensation est mitigée<text:note text:id="ftn25" text:note-class="footnote"><text:note-citation>25</text:note-citation><text:note-body><text:p text:style-name="P85"><text:span text:style-name="footnote_20_reference"><text:span text:style-name="T22"><text:tab/></text:span></text:span>Hélène SOYER et al., <text:span text:style-name="T4">La compensation écologique état des lieux &amp; recommandations</text:span>, Union internationale pour la conservation de la Nature France, 2011, Paris, p. 28.</text:p><text:p text:style-name="Footnote"/></text:note-body></text:note>.</text:p>
      <text:p text:style-name="P3"/>
      <text:p text:style-name="P3">La compensation environnementale prend la forme de trois différents mécanismes<text:note text:id="ftn26" text:note-class="footnote"><text:note-citation>26</text:note-citation><text:note-body><text:p text:style-name="P86"><text:span text:style-name="T1">« Standard on Biodiversity Offsets », </text:span><text:span text:style-name="T2">Business and Biodiversity Offsets Programme (BBOP)</text:span><text:span text:style-name="T1">, 2012, Washington, D.C., p. 3.</text:span></text:p></text:note-body></text:note> :</text:p>
      <text:list xml:id="list6263436133717876320" text:style-name="WWNum1">
        <text:list-item>
          <text:p text:style-name="P33">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33">la mise en place d'une banque de compensation qui est en charge de la préservation ou de la restauration d'un site grâce à des crédits alloués par les opérateurs économiques afin de compenser les impacts de leurs projets ;</text:p>
        </text:list-item>
        <text:list-item>
          <text:p text:style-name="P33">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7">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87"><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text:span><text:span text:style-name="T18"> Act</text:span> (CWA) du 18 octobre 1972, sont pilotées au niveau fédéral mais leur mise en œuvre relève d'un niveau « régional »<text:note text:id="ftn28" text:note-class="footnote"><text:note-citation>28</text:note-citation><text:note-body><text:p text:style-name="P88">Le niveau régional se caractérise, par exemple, par l'existence de trente-huit districts du corps des Ingénieurs de l'Armée des États-Unis (« <text:span text:style-name="T4">US</text:span><text:span text:style-name="T19"> Army</text:span><text:span text:style-name="T4"> Corps of</text:span><text:span text:style-name="T19">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text:span><text:span text:style-name="T19"> loss</text:span><text:span text:style-name="T4">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89">« Standard on Biodiversity Offsets », Business and Biodiversity Offsets Programme (BBOP), 2012, Washington, D.C.,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16"> </text:span><text:span text:style-name="T19">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90">« Standard on Biodiversity Offsets », Business and Biodiversity Offsets Programme (BBOP), 2012, Washington, D.C.,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text:soft-page-break/>minière peut par ailleurs outrepasser toute autre législation, mettant à mal l'effectivité de la compensation environnementale.</text:p>
      <text:p text:style-name="P3"/>
      <text:p text:style-name="P9">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91">« Standard on Biodiversity Offsets », Business and Biodiversity Offsets Programme (BBOP), 2012, Washington, D.C., 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92">Bundesrepublik Deutschland, 20 décembre 1976.</text:p><text:p text:style-name="Footnote"/></text:note-body></text:note> qui établit les Règlements de compensation des impacts (« <text:span text:style-name="T4">Eingriffsregelung</text:span> »). La compensation environnementale couvre l'ensemble des projets impactant le patrimoine naturel, y compris les paysages<text:note text:id="ftn33" text:note-class="footnote"><text:note-citation>33</text:note-citation><text:note-body><text:p text:style-name="P93"><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4">länders</text:span></text:span>. Cette fixation publique de la valeur de la biodiversité différencie la valeur avant l'impact et la valeur prospective après l'impact environnemental.</text:p>
      <text:p text:style-name="P3"/>
      <text:p text:style-name="P7">3. L'émergence de la compensation environnementale en Afrique</text:p>
      <text:p text:style-name="P3"><text:tab/>En Afrique, en Afrique-du-Sud, en Ouganda et à Madagascar des systèmes de compensation environnementale sont émergents. En Afrique du Sud, par exemple, le système est fondé sur l'étude <text:soft-page-break/>d'impact environnemental issue du Règlement national de gestion de l'environnement 107 de 1998<text:note text:id="ftn34" text:note-class="footnote"><text:note-citation>34</text:note-citation><text:note-body><text:p text:style-name="P94">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5">B. Construction progressive d'un cadre juridique pour les mesures compensatoires en France</text:p>
      <text:p text:style-name="P5"/>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95">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text:span><text:span text:style-name="T19"> bank</text:span> américain. Les mesures compensatoires prises dans ce cadre ont la particularité de ne pas respecter le principe de proximité. </text:p>
      <text:p text:style-name="P3"/>
      <text:p text:style-name="P9">1. Le lent développement du cadre juridique des mesures compensatoires dans les études d'impact environnemental à partir de 1976</text:p>
      <text:p text:style-name="P3"/>
      <text:p text:style-name="P3"><text:tab/>La loi n°76-629 du 10 juillet 1976 relative à la protection de la Nature<text:note text:id="ftn36" text:note-class="footnote"><text:note-citation>36</text:note-citation><text:note-body><text:p text:style-name="P96"><text:span text:style-name="footnote_20_reference"><text:span text:style-name="T26"><text:s/></text:span></text:span><text:span text:style-name="T27">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1">«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22">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22">Un décret en Conseil d'Etat précise les modalités d'application du présent article.</text:p>
      <text:p text:style-name="P21"><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97">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98">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15"/>
      <text:p text:style-name="P12">2. La nouvelle impulsion issue du Droit communautaire</text:p>
      <text:p text:style-name="P15"/>
      <text:p text:style-name="P15"><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99">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00">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01">Code de l'environnement, art. L. 414-4.</text:p><text:p text:style-name="Footnote"/></text:note-body></text:note> .</text:p>
      <text:p text:style-name="P15"><text:soft-page-break/></text:p>
      <text:p text:style-name="P12">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02">Code de l'environnement, art. L 411-1 et 411-2.</text:p><text:p text:style-name="Footnote"/></text:note-body></text:note>, pour l’application des procédures de la loi sur l’eau<text:note text:id="ftn43" text:note-class="footnote"><text:note-citation>43</text:note-citation><text:note-body><text:p text:style-name="P103"><text:span text:style-name="T38">C</text:span>ode de l'environnement, art. R. 214-6.</text:p><text:p text:style-name="Footnote"/></text:note-body></text:note> et pour les projets de défrichement<text:note text:id="ftn44" text:note-class="footnote"><text:note-citation>44</text:note-citation><text:note-body><text:p text:style-name="P104">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05">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06">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07">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08">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09">Décret n° 2011-2019 du 29 décembre 2011 portant réforme des études d'impact des projets de travaux, d'ouvrages ou d'aménagements, publiée au Journal Officiel du 30 décembre 2011.<text:span text:style-name="T38">1</text:span></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10">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3"/>
      <text:p text:style-name="P5">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35">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11">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3"/>
      <text:p text:style-name="P7">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 <text:span text:style-name="T4">L'étude d'impact présente [...] 7° Les mesures prévues par le pétitionnaire ou le maître de l'ouvrage pour :</text:span></text:p>
      <text:p text:style-name="P11">- éviter les effets négatifs notables du projet sur l'environnement ou la santé humaine et réduire les effets n'ayant pu être évités ;</text:p>
      <text:p text:style-name="P10"><text:span text:style-name="T4">-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12">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7">2. L'application de règles spécifiques de compensation à des cas particuliers</text:p>
      <text:p text:style-name="P3"><text:soft-page-break/></text:p>
      <text:p text:style-name="P3"><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13"><text:span text:style-name="T38">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14">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15">Les « inspecteurs de l’environnement » sont créés par l<text:span text:style-name="T26">’o</text:span><text:span text:style-name="T27">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16">« Utilisation du territoire en France métropolitaine »<text:span text:style-name="T4">.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1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30" text:outline-level="3"/>
      <text:p text:style-name="P23">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59" text:outline-level="4"/>
      <text:p text:style-name="P24">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18">LIMA (G. B), « Les diverses formes pour la compensation dans la protection juridique de l’environnement : un défi pour l’épistémologie juridique », <text:span text:style-name="T3">ACDI</text:span><text:span text:style-name="T28">-Anuario Colombiano</text:span><text:span text:style-name="T3"> de</text:span><text:span text:style-name="T28">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19">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12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8"/>
      <text:p text:style-name="P6">1. La nécessité essentielle de l’expertise naturaliste dans le cadre des mesures compensatoires</text:p>
      <text:p text:style-name="P2"/>
      <text:p text:style-name="P2"><text:tab/>En écologie, la notion d'équivalence écologique est floue<text:note text:id="ftn111" text:note-class="footnote"><text:note-citation>61</text:note-citation><text:note-body><text:p text:style-name="P159"><text:span text:style-name="T95">Il existerait peu de retours d'expérience et aucune consultation scientifique sur la notion d'équivalence écologique selon Marthe LUCAS et Anne GERRERO. In, NÉOUZE (B.), « La compensation écologique, une double peine pour l'agriculture », </text:span><text:span text:style-name="T96">Réussir grandes cultures</text:span><text:span text:style-name="T95">,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16"><text:tab/>En premier lieu, l’étude des impacts résultant du projet peut être menée suivant les méthodes de l’écologie de la conservation</text:span><text:note text:id="ftn61" text:note-class="footnote"><text:note-citation>62</text:note-citation><text:note-body><text:p text:style-name="P121">L’écologie (ou biologie de la conservation) vise à anticiper, prévenir et réparer les dommages sur l’environnement. Il s’agit d’une discipline multidisciplinaire de crise.</text:p><text:p text:style-name="Footnote"/></text:note-body></text:note><text:span text:style-name="T16"> ou celles de l’écologie fonctionnelle</text:span><text:note text:id="ftn62" text:note-class="footnote"><text:note-citation>63</text:note-citation><text:note-body><text:p text:style-name="P122">«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text:span text:style-name="T16">.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2"><text:soft-page-break/><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3" text:note-class="footnote"><text:note-citation>64</text:note-citation><text:note-body><text:p text:style-name="P12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4" text:note-class="footnote"><text:note-citation>65</text:note-citation><text:note-body><text:p text:style-name="P12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5" text:note-class="footnote"><text:note-citation>66</text:note-citation><text:note-body><text:p text:style-name="P125">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protégée </text:span>»<text:note text:id="ftn66" text:note-class="footnote"><text:note-citation>67</text:note-citation><text:note-body><text:p text:style-name="P12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text:soft-page-break/>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15">e ou social des bois visés par le défrichement</text:span><text:span text:style-name="T35"> »</text:span><text:span text:style-name="T35"><text:note text:id="ftn67" text:note-class="footnote"><text:note-citation>68</text:note-citation><text:note-body><text:p text:style-name="P127">Code forestier, Art. L. 341-6.</text:p><text:p text:style-name="Footnote"/></text:note-body></text:note></text:span><text:span text:style-name="T35">. Dans ce cadre, l</text:span><text:span text:style-name="T36">es mesures compensatoires ne tiennent compte que de l'impact sur la ressource forestière, et non sur les espèces et leurs habitats.</text:span></text:p>
      <text:p text:style-name="P2"><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8" text:note-class="footnote"><text:note-citation>69</text:note-citation><text:note-body><text:p text:style-name="P128">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17">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4"><text:tab/>La compensation écologique consiste principalement en trois types de mesures : les mesures de restauration ou de réhabilitation ; les mesures de préservation et de mise en valeur et les mesures de création.</text:p>
      <text:p text:style-name="P14"><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text:soft-page-break/>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4"/>
      <text:p text:style-name="P14"><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69" text:note-class="footnote"><text:note-citation>70</text:note-citation><text:note-body><text:p text:style-name="P129">Philippe BILLET souligne que la notion d’équilibre <text:span text:style-name="T94">apparaît</text:span> à <text:span text:style-name="T94">plusieurs</text:span> reprise<text:span text:style-name="T94">s</text:span> dan<text:span text:style-name="T94">s</text:span> la Charte de l’environnement, d’une part dans son préambule, à propos des « <text:span text:style-name="T3">équilibres naturels [qui] ont conditionné l'émergence de l'humanité</text:span> », d’autre part à l’article 1<text:span text:style-name="T29">er</text:span> déterminant que « c<text:bookmark text:name="_GoBack"/><text:span text:style-name="T3">hacun a le droit de vivre dans un environnement équilibré et respectueux de la santé</text:span> », <text:span text:style-name="T94">In. 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4"/>
      <text:p text:style-name="P6">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6"><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0" text:note-class="footnote"><text:note-citation>71</text:note-citation><text:note-body><text:p text:style-name="P130"><text:span text:style-name="T16">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19"> à Nicomaque</text:span><text:span text:style-name="T16">, Flammarion, pp. 246-252.</text:span></text:p><text:p text:style-name="Footnote"/></text:note-body></text:note>.<text:span text:style-name="T17"> Les lignes directrices nationales sur la séquence « éviter, réduire et compenser » dis</text:span><text:soft-page-break/><text:span text:style-name="T17">posent cependant que l’équivalence repose sur des critères écologiques et non pas sur des valeurs monétaires. </text:span></text:p>
      <text:p text:style-name="P18"><text:span text:style-name="T17">Au niveau international, </text:span><text:span text:style-name="T20">l</text:span><text:span text:style-name="T3">’évaluation des écosystèmes pour le millénaire </text:span>établit que les services écosystémiques doivent être valorisés et intégrés par les acteurs économiques en ce qu’ils présentent un intérêt majeur. <text:span text:style-name="T17">La question du calcul de la valeur de la biodiversité est assez récente. Sa mise en œuvre a été principalement impulsée par le Rapport STERN sur l'économie du changement climatique</text:span><text:note text:id="ftn71" text:note-class="footnote"><text:note-citation>72</text:note-citation><text:note-body><text:p text:style-name="P131">STERN (N.). <text:span text:style-name="T1">2008. "The Economics of Climate Change." </text:span><text:span text:style-name="T19">American Economic Review</text:span><text:span text:style-name="T16">, 98(2): 1-37, 45 p.</text:span></text:p><text:p text:style-name="P25"/></text:note-body></text:note><text:span text:style-name="T17">,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6"><text:tab/>En France, en théorie, la compensation échappe donc à toute monétarisation mais pas à toute <text:span text:style-name="T4">valorisation</text:span>. En pratique, « <text:span text:style-name="T20">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7"> »</text:span><text:note text:id="ftn72" text:note-class="footnote"><text:note-citation>73</text:note-citation><text:note-body><text:p text:style-name="P132">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17">.</text:span></text:p>
      <text:p text:style-name="P2"><text:span text:style-name="st"><text:span text:style-name="T17"><text:tab/>De fait, l’appréhension par le droit de la compensation n’est possible que par la mobilisation du concept de fongibilité</text:span></text:span><text:note text:id="ftn73" text:note-class="footnote"><text:note-citation>74</text:note-citation><text:note-body><text:p text:style-name="P133">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 text:style-name="st"><text:span text:style-name="T17">. Or, les individus d’une espèce ne sauraient être fongibles. Il convient donc de définir des indicateurs permettant la comparaison. </text:span></text:span><text:span text:style-name="st"><text:span text:style-name="T16">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16">monétarise la nuisance. Cette méthode est utilisée de manière implicite dans le cadre de la détermination de l'équivalence.</text:span></text:span></text:p>
      <text:p text:style-name="P2"><text:span text:style-name="st"><text:span text:style-name="T1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oft-page-break/><text:span text:style-name="st"><text:span text:style-name="T16"><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4" text:note-class="footnote"><text:note-citation>75</text:note-citation><text:note-body><text:p text:style-name="P134"><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7">Dans le cadre du réseau Natura 2000, « <text:span text:style-name="T3">la localisation de la mesure compensatoire doit être de nature à permettre de sauvegarder la cohérence du réseau</text:span> »<text:note text:id="ftn75" text:note-class="footnote"><text:note-citation>76</text:note-citation><text:note-body><text:p text:style-name="P135"><text:span text:style-name="T38">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soft-page-break/><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6" text:note-class="footnote"><text:note-citation>77</text:note-citation><text:note-body><text:p text:style-name="P136"><text:span text:style-name="T19">Modalités de mise en œuvre des mesures compensatoires</text:span><text:span text:style-name="T16">,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7" text:note-class="footnote"><text:note-citation>78</text:note-citation><text:note-body><text:p text:style-name="P137"><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35"> des mesures par essence écologiques. Les mesures compensatoires sont également des </text:span></text:span><text:span text:style-name="st"><text:span text:style-name="T36">outils</text:span></text:span><text:span text:style-name="st"><text:span text:style-name="T35"> éminemment léga</text:span></text:span><text:span text:style-name="st"><text:span text:style-name="T36">ux, s'inscrivant dans le cadre de procédures réglementaires d'autorisation.</text:span></text:span></text:p>
      <text:p text:style-name="P13"/>
      <text:h text:style-name="P60" text:outline-level="4">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text:soft-page-break/>obligatoires dans le cadre de d’activités strictement réglementées (1.). Leur pérennité est assurée par des mécanismes juridiques spécifiques (2). </text:p>
      <text:p text:style-name="P2"/>
      <text:p text:style-name="P6">1. L'importance préalable de l'étude d'impact environnemental</text:p>
      <text:p text:style-name="P2"/>
      <text:p text:style-name="P2"><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35">sidère à ce titre que l'étude revêt une importan</text:span>ce centrale pour la préservation de la biodiversité et des ressources naturelles<text:note text:id="ftn78" text:note-class="footnote"><text:note-citation>79</text:note-citation><text:note-body><text:p text:style-name="P138"><text:span text:style-name="T23">Le Conseil National de la Protection de la nature (CNPN) considère que l’« </text:span><text:span text:style-name="T32">un des facteurs clé d’amélioration de l’efficacité des compensations réside dans la qualité des études d’impact</text:span><text:span text:style-name="T31"> ». In. </text:span><text:span text:style-name="T23">« Préserver la biodiversité et les ressources naturelles », </text:span><text:span text:style-name="T24">Recommandations du Conseil National de la protection de la nature concernant le rapport du GROUPE 2 du Grenelle de l’environnement</text:span><text:span text:style-name="T23">, Réunion du CNPN du 17 août 2007, p. 4. </text:span><text:a xlink:type="simple" xlink:href="http://droitnature.free.fr/pdf/Grenelle/Avis_CNPN.pdf"><text:span text:style-name="T33">http://droitnature.free.fr/pdf/Grenelle/Avis_CNPN.pdf</text:span></text:a><text:span text:style-name="T33"> </text:span></text:p><text:p text:style-name="Footnote"/></text:note-body></text:note>.</text:p>
      <text:p text:style-name="P19">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2"><text:tab/>L'étude d'impact environnemental vise à évaluer les impacts du fonctionnement normal<text:note text:id="ftn79" text:note-class="footnote"><text:note-citation>80</text:note-citation><text:note-body><text:p text:style-name="P13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0" text:note-class="footnote"><text:note-citation>81</text:note-citation><text:note-body><text:p text:style-name="P140">Code de l'environnement, article L. 122-1.</text:p><text:p text:style-name="Footnote"/></text:note-body></text:note>. Un projet peut être soumis <text:span text:style-name="T4">de facto</text:span> ou au cas par cas à la réalisation d'une étude d'impact<text:note text:id="ftn81" text:note-class="footnote"><text:note-citation>82</text:note-citation><text:note-body><text:p text:style-name="P14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2" text:note-class="footnote"><text:note-citation>83</text:note-citation><text:note-body><text:p text:style-name="P14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text:soft-page-break/>restauration.</text:p>
      <text:p text:style-name="P2"><text:tab/>L'analyse de l'état initial du site, nous l'avons vu, est cruciale. Cet élément est obligatoire dans l'étude d'impact. Le site et ses alentours y sont décrits. L'analyse de l'état initial <text:span text:style-name="T38">doit</text:span> comprendre certains éléments <text:span text:style-name="T35">tel</text:span><text:span text:style-name="T36">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35"><text:tab/>L</text:span><text:span text:style-name="T36">a rubrique de l'étude d'impact consacrée à l</text:span><text:span text:style-name="T35">'analyse des effets sur l'environnement est également importante </text:span><text:span text:style-name="T36">dans la mesure où elle </text:span><text:span text:style-name="T35">comprend une </text:span><text:span text:style-name="T36">évaluation</text:span><text:span text:style-name="T35"> </text:span><text:span text:style-name="T36">d</text:span><text:span text:style-name="T35">es conséquences </text:span><text:span text:style-name="T36">du projet </text:span><text:span text:style-name="T35">sur le milieu naturel. Les scenarii majorants sont retenus </text:span><text:span text:style-name="T36">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3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3" text:note-class="footnote"><text:note-citation>84</text:note-citation><text:note-body><text:p text:style-name="P143">CE, 20 avr. 2012, n° 327283. Le juge administratif considère que l’étude d’impact ne doit pas nécessairement définir les mesures de compensation, dès lors qu’elle renvoie à des études ultérieures.</text:p><text:p text:style-name="Footnote"/></text:note-body></text:note>. <text:span text:style-name="T98">Une telle pratique rend cependant la délivrance d'une autorisation moins certaine</text:span><text:span text:style-name="T98"><text:note text:id="ftn112" text:note-class="footnote"><text:note-citation>85</text:note-citation><text:note-body><text:p text:style-name="Footnote"><text:span text:style-name="Default_20_Paragraph_20_Font"><text:span text:style-name="T82">Le juge administratif veille à la rigueur des mesures compensatoires. Ains</text:span></text:span><text:span text:style-name="Default_20_Paragraph_20_Font"><text:span text:style-name="T83">i u</text:span></text:span><text:span text:style-name="Default_20_Paragraph_20_Font"><text:span text:style-name="T8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81">rib</text:span></text:span><text:span text:style-name="Default_20_Paragraph_20_Font"><text:span text:style-name="T82">unal </text:span></text:span><text:span text:style-name="Default_20_Paragraph_20_Font"><text:span text:style-name="T81">adm</text:span></text:span><text:span text:style-name="Default_20_Paragraph_20_Font"><text:span text:style-name="T82">inistratif d'</text:span></text:span><text:span text:style-name="Default_20_Paragraph_20_Font"><text:span text:style-name="T81"> Amiens, 20 novembre 1992, Assoc</text:span></text:span><text:span text:style-name="Default_20_Paragraph_20_Font"><text:span text:style-name="T82">iation</text:span></text:span><text:span text:style-name="Default_20_Paragraph_20_Font"><text:span text:style-name="T81"> Aisne-Environnement, </text:span></text:span><text:span text:style-name="Default_20_Paragraph_20_Font"><text:span text:style-name="T85">Revue juridique de l’environnement </text:span></text:span><text:span text:style-name="Default_20_Paragraph_20_Font"><text:span text:style-name="T81">1993</text:span></text:span><text:span text:style-name="Default_20_Paragraph_20_Font"><text:span text:style-name="T84">/</text:span></text:span><text:span text:style-name="Default_20_Paragraph_20_Font"><text:span text:style-name="T81">4, p. 577</text:span></text:span><text:span text:style-name="Default_20_Paragraph_20_Font"><text:span text:style-name="T82">).</text:span></text:span></text:p><text:p text:style-name="P28"><text:span text:style-name="Default_20_Paragraph_20_Font"><text:span text:style-name="T97"/></text:span></text:p></text:note-body></text:note></text:span><text:span text:style-name="T98">.</text:span></text:p>
      <text:p text:style-name="P2"><text:tab/>Enfin, la méthodologie sur laquelle s'est basée l'étude d'impact pour décrire l'état initial du site et les effets doit être justifiée par le maître d'ouvrage.</text:p>
      <text:p text:style-name="P19">Les projets de travaux, d'ouvrages ou d'aménagements soumis de façon systématique à la réalisation d'une étude d'impact donnent lieu à la réalisation d’une enquête publique<text:note text:id="ftn84" text:note-class="footnote"><text:note-citation>86</text:note-citation><text:note-body><text:p text:style-name="P14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text:soft-page-break/>publiquement.</text:p>
      <text:p text:style-name="P2"><text:span text:style-name="T16"><text:tab/>Les installations classées pour la protection</text:span><text:note text:id="ftn85" text:note-class="footnote"><text:note-citation>87</text:note-citation><text:note-body><text:p text:style-name="P145"><text:span text:style-name="T16">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16">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6" text:note-class="footnote"><text:note-citation>88</text:note-citation><text:note-body><text:p text:style-name="P146">Circulaire DGPAAT/SDFB/C2013-3060, 28 mai 2013, II, 2.1.1, B, publié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7" text:note-class="footnote"><text:note-citation>89</text:note-citation><text:note-body><text:p text:style-name="P14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text:soft-page-break/>envisagées »<text:note text:id="ftn88" text:note-class="footnote"><text:note-citation>90</text:note-citation><text:note-body><text:p text:style-name="P148">Code de l’environnement, art. R. 214-6-II 4° d).</text:p><text:p text:style-name="footnote_20_text"/></text:note-body></text:note>. Le document d’incidence constitue un cadre moins contraignant que l’étude d’impact<text:note text:id="ftn89" text:note-class="footnote"><text:note-citation>91</text:note-citation><text:note-body><text:p text:style-name="P14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0" text:note-class="footnote"><text:note-citation>92</text:note-citation><text:note-body><text:p text:style-name="P15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1" text:note-class="footnote"><text:note-citation>93</text:note-citation><text:note-body><text:p text:style-name="P151"><text:span text:style-name="T34">Voir CJUE, 3</text:span><text:span text:style-name="T30">e</text:span><text:span text:style-name="T34">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0">Dans une décision du Conseil d’Etat du 13 décembre 2013, il est établi que l’étude des incidences ne saurait se fonder sur le seul critère de la superficie impactée par rapport à la superficie totale du site Natura 2000<text:note text:id="ftn92" text:note-class="footnote"><text:note-citation>94</text:note-citation><text:note-body><text:p text:style-name="P152">Conseil d’Etat, 13 déc. 2013, n° 349541.</text:p><text:p text:style-name="Footnote"/></text:note-body></text:note>. </text:p>
      <text:p text:style-name="P20"><text:span text:style-name="T39">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37">nécessaire à condition qu'elle regroupe le contenu des deux autre études environnementale</text:span><text:span text:style-name="T35"><text:note text:id="ftn93" text:note-class="footnote"><text:note-citation>95</text:note-citation><text:note-body><text:p text:style-name="P153">Code de l'environnement, art. R. 214-6 ; R. 214-32 et R. 414-22.</text:p><text:p text:style-name="Footnote"/></text:note-body></text:note></text:span><text:span text:style-name="T37">.</text:span></text:p>
      <text:p text:style-name="P19">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text:soft-page-break/>régimes de polices administratives encadrant les activités autorisées.</text:p>
      <text:p text:style-name="P50"><text:span text:style-name="T98">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98"><text:note text:id="ftn113" text:note-class="footnote"><text:note-citation>96</text:note-citation><text:note-body><text:p text:style-name="P170">DIREN PACA, xxxxxxx, p. 22.</text:p></text:note-body></text:note></text:span><text:span text:style-name="T98">.</text:span></text:p>
      <text:p text:style-name="P19">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9">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8"/>
      <text:p text:style-name="P4"><text:span text:style-name="T25">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25">. Les outils de pérennisation de la compensation</text:span></text:p>
      <text:p text:style-name="P4"/>
      <text:p text:style-name="P2"><text:tab/>Un élément central de la réussite des mesures compensatoires consiste dans la pérennisation de la réhabilitation<text:note text:id="ftn94" text:note-class="footnote"><text:note-citation>97</text:note-citation><text:note-body><text:p text:style-name="P154">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98">Ceci est possible</text:span> par la maîtrise foncière du site pendant suffisamment longtemps pour assurer la bonne réalisation de la compensation. Cela suppose <text:span text:style-name="T98">également la mise </text:span>en œuvre des mesures de gestion.</text:p>
      <text:p text:style-name="P2"/>
      <text:p text:style-name="P47">2.1. Les mécanismes de maîtrise foncière</text:p>
      <text:p text:style-name="P47"/>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text:soft-page-break/>mécanismes peuvent permettre l'accession à la priorité dans le cadre d'une déclaration d'utilité publique (DUP).</text:p>
      <text:p text:style-name="P2"><text:tab/>Une déclaration d'utilité publique est un acte administratif de nature hybride<text:note text:id="ftn95" text:note-class="footnote"><text:note-citation>98</text:note-citation><text:note-body><text:p text:style-name="P155">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6" text:note-class="footnote"><text:note-citation>99</text:note-citation><text:note-body><text:p text:style-name="P156">Code général des collectivités territoriales, article L. 4221-3.</text:p><text:p text:style-name="P25"/></text:note-body></text:note> ainsi que l’avis des Chambres d'agriculture lorsque l'opération entraîne la réduction des espaces agricoles ou forestiers<text:note text:id="ftn97" text:note-class="footnote"><text:note-citation>100</text:note-citation><text:note-body><text:p text:style-name="P157">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98" text:note-class="footnote"><text:note-citation>101</text:note-citation><text:note-body><text:p text:style-name="P158">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text:soft-page-break/>association agréée de protection de l'environnement ou avec une fondation reconnue d'utilité publique pour accéder à une telle structure juridique.</text:p>
      <text:p text:style-name="P2"><text:tab/>L'autorisation d'occupation temporaire (AOT)<text:span text:style-name="T35">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46"><text:tab/>Ces outils de gestion patrimoniale peuvent tenir compte, en fonction de la sensibilité du milieu, de zones tampons visant à diminuer les nuisances extérieures sur le site, et à assurer la multifonctionnalité du site.</text:p>
      <text:p text:style-name="P46"><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46"/>
      <text:p text:style-name="P55">2.2. Les mécanismes de gestion</text:p>
      <text:p text:style-name="P53"/>
      <text:p text:style-name="P36"><text:span text:style-name="T98">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artificielle susceptible de les dégrader </text:span><text:span text:style-name="T98">»</text:span><text:span text:style-name="T98"><text:note text:id="ftn114" text:note-class="footnote"><text:note-citation>102</text:note-citation><text:note-body><text:p text:style-name="P166">Code de l'environnement, art. L. 332-1 et suivants.</text:p><text:p text:style-name="P166"/></text:note-body></text:note></text:span><text:span text:style-name="T98"> ; les réserves naturelles régionales mises en places pour la protection de la faune, de la flore, ou des milieux naturels, par délibération du conseil régional</text:span><text:span text:style-name="T98"><text:note text:id="ftn115" text:note-class="footnote"><text:note-citation>103</text:note-citation><text:note-body><text:p text:style-name="P171">Code de l'environnement, art. L. 332-1 et suivants.</text:p></text:note-body></text:note></text:span><text:span text:style-name="T98"> ; <text:s/>les réserves nationales de chasse et de faune sauvage ; les réserves biologiques domaniales ; les réserves biologiques forestières ; etc.</text:span></text:p>
      <text:p text:style-name="P36"><text:tab/><text:span text:style-name="T100">Un mécanisme original consiste dans la réalisation d'arrêtés préfectoraux de protection du biotope (APB). Ceux-ci peuvent être pris par l'autorité administrative afin de favoriser des mesures </text:span><text:soft-page-break/><text:span text:style-name="T100">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50"><text:span text:style-name="T98">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span></text:p>
      <text:p text:style-name="P29">II. <text:span text:style-name="T55">Intérêts</text:span> et limites de la compensation</text:p>
      <text:p text:style-name="P51"/>
      <text:p text:style-name="P51"><text:tab/><text:span text:style-name="T55">Les mécanismes de compensation environnementale suscitent des réactions ambivalentes. En France, les mesures compensatoires ont longtemps été insuffisamment mises en œuvre. La publication de </text:span><text:span text:style-name="T5">Lignes directrices </text:span><text:span text:style-name="T57">par le Ministère en charge de l'environnement en octobre 2013, visait à répondre à certaines critiques en proposant une Doctrine nationale facilitant leur réalisation. </text:span></text:p>
      <text:p text:style-name="P51"><text:span text:style-name="T57"><text:tab/>L'exercice consistant à faire le bilan des mesures compensatoires est délicat. En effet, la compensation environnementale </text:span><text:span text:style-name="T58">est</text:span><text:span text:style-name="T57"> censé</text:span><text:span text:style-name="T58">e</text:span><text:span text:style-name="T57"> produire des résultats à long terme. Il pourrait donc sembler prématuré de conclure sur l'efficacité des mécanismes de compensation </text:span><text:span text:style-name="T58">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58">A. Les avantages de la compensation environnementale</text:p>
      <text:p text:style-name="P27"/>
      <text:p text:style-name="P37"><text:tab/><text:span text:style-name="T7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37"><text:tab/><text:span text:style-name="T78">Le programme de compensation biodiversité et entreprises</text:span><text:span text:style-name="T78"><text:note text:id="ftn0" text:note-class="footnote"><text:note-citation>104</text:note-citation><text:note-body><text:p text:style-name="Footnote">En anglais, <text:span text:style-name="T4">Business and Biodiversity offsets programme</text:span>.</text:p><text:p text:style-name="Footnote"/></text:note-body></text:note></text:span><text:span text:style-name="T78"> <text:s/>met en avant dix principes de la compensation environnementale qui témoignent, au niveau mondial, des intérêts du développement de cette pratique</text:span><text:span text:style-name="T78"><text:note text:id="ftn99"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78">. Il s'agit de :</text:span></text:p>
      <text:list xml:id="list408472638151420998" text:style-name="L1">
        <text:list-item>
          <text:p text:style-name="P38">atteindre un résultat de non perte nette de biodiversité ;</text:p>
        </text:list-item>
        <text:list-item>
          <text:p text:style-name="P38">tendre vers un gain de biodiversité ;</text:p>
        </text:list-item>
        <text:list-item>
          <text:p text:style-name="P38">respecter la hiérarchie des mesures d'atténuation (éviter, réduire, compenser) ;</text:p>
        </text:list-item>
        <text:list-item>
          <text:p text:style-name="P38">poser des limites au principe de compensation ;</text:p>
        </text:list-item>
        <text:list-item>
          <text:p text:style-name="P38">prendre en compte le contexte local ;</text:p>
        </text:list-item>
        <text:list-item>
          <text:p text:style-name="P38"><text:soft-page-break/>faire participer l'ensemble des parties prenantes ;</text:p>
        </text:list-item>
        <text:list-item>
          <text:p text:style-name="P38">mettre en œuvre une mesure de compensation de façon justifiée, équilibrée et équitable ;</text:p>
        </text:list-item>
        <text:list-item>
          <text:p text:style-name="P38">fixer un objectif de résultats sur du long terme ;</text:p>
        </text:list-item>
        <text:list-item>
          <text:p text:style-name="P38">être transparent et communiquer ses résultats :</text:p>
        </text:list-item>
        <text:list-item>
          <text:p text:style-name="P38">respecter les savoirs-faire traditionnels lors de la mise en place des mesures de compensation.</text:p>
        </text:list-item>
      </text:list>
      <text:p text:style-name="P37"><text:span text:style-name="T7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6">a fortiori</text:span><text:span text:style-name="T59">, le</text:span><text:span text:style-name="T60">s projets environnementaux bénéficient de nouveaux moyens de financement (2.).</text:span></text:p>
      <text:p text:style-name="P37"/>
      <text:p text:style-name="P40"><text:span text:style-name="T61">1</text:span><text:span text:style-name="T56">. </text:span><text:span text:style-name="T62">La meilleure prise en compte de l'environnement par le porteur de projet</text:span></text:p>
      <text:p text:style-name="P39"/>
      <text:p text:style-name="P39"><text:span text:style-name="T62"><text:tab/></text:span><text:span text:style-name="T63">La mise en œuvre par les pétitionnaire</text:span><text:span text:style-name="T64">s</text:span><text:span text:style-name="T63"> de la séquence « éviter, réduire, compenser » dans le cadre de leurs projets, validée par l'administration</text:span><text:span text:style-name="T63"><text:note text:id="ftn100" text:note-class="footnote"><text:note-citation>106</text:note-citation><text:note-body><text:p text:style-name="P160">L<text:span text:style-name="T79">'insertion de mesures compensatoires dans un projet ne permet pas la validation automatique d'un projet.</text:span></text:p><text:p text:style-name="P160"/></text:note-body></text:note></text:span><text:span text:style-name="T63">, permet indéniablement une meilleure prise en compte de l'environnement, en particulier de la biodiversité par le pétitionnaire. </text:span></text:p>
      <text:p text:style-name="P37"/>
      <text:p text:style-name="P42">1.1. Les intérêts de la compensation dans le cadre des études environnementales</text:p>
      <text:p text:style-name="P37"/>
      <text:p text:style-name="P37"><text:span text:style-name="T63"><text:tab/>Les mesures compensatoires sont une formalité obligatoire pour tout projet soumis à étude d'impact. Si </text:span><text:span text:style-name="T65">l'étude d'impact ne porte pas de caractère </text:span><text:span text:style-name="T64">réglementaire</text:span><text:span text:style-name="T65"> par elle-même, les arrêtés 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65"> »</text:span><text:span text:style-name="T65"><text:note text:id="ftn101" text:note-class="footnote"><text:note-citation>107</text:note-citation><text:note-body><text:p text:style-name="Footnote"><text:span text:style-name="T80">C</text:span><text:span text:style-name="T86">'est le cas par exemple de l’arrêté du 17 juin 2014 autorisant la société Buty Décehts spéciaux à exploiter un centre de transit et de regroupement de déchets industriels dangereux situés 5, rue Francine Fromont, zone </text:span><text:span text:style-name="T87">indu1strielle</text:span><text:span text:style-name="T86"> Est à Vaulx-en-Velin. </text:span><text:a xlink:type="simple" xlink:href="http://www.rhone.gouv.fr/content/download/15544/83586/file/AA%20BUTY%20DECHETS%20SPECIAUX.pdf">http://www.rhone.gouv.fr/content/download/15544/83586/file/AA%20BUTY%20DECHETS%20SPECIAUX.pdf</text:a></text:p></text:note-body></text:note></text:span><text:span text:style-name="T65">. </text:span><text:span text:style-name="T64">Les études environnementales figurent au titre de ces dossiers. </text:span><text:span text:style-name="T66">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66">compensatoires proposées par le pétitionnaire, celle qui est jugée la efficace. </text:span><text:span text:style-name="T67">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67"><text:note text:id="ftn102" text:note-class="footnote"><text:note-citation>108</text:note-citation><text:note-body><text:p text:style-name="P160">Conseil d'Etat, 10 juin 1983, n° 46877, Recueil Lebon, pp. 255-256.</text:p><text:p text:style-name="P160"/></text:note-body></text:note></text:span><text:span text:style-name="T67">. Cette reconnaissance jurisprudentielle de l'importance des mesures compensatoires s'est accompagnée d'une progressive reconnaissance réglementaire </text:span><text:span text:style-name="T68">(</text:span><text:span text:style-name="T8">cf. infra</text:span><text:span text:style-name="T68">).</text:span><text:span text:style-name="T66"> </text:span><text:span text:style-name="T8">A fortiori</text:span><text:span text:style-name="T64">, </text:span><text:span text:style-name="T68">comme nous l'avons vu précédemment, </text:span><text:span text:style-name="T64">le processus de validation et de mise en œuvre </text:span><text:span text:style-name="T68">des mesures compensatoires est souvent </text:span><text:span text:style-name="T64">réalisé dans le cadre de procédures successives. Le contenu de la mesure compensatoire est </text:span><text:span text:style-name="T69">alors revu plusieurs fois par les autorités administratives.</text:span></text:p>
      <text:p text:style-name="P37"><text:tab/><text:span text:style-name="T88">On distingue habituellement deux types d'obligation, les obligations de moyens et les obligations de résultats</text:span><text:span text:style-name="T88"><text:note text:id="ftn103" text:note-class="footnote"><text:note-citation>109</text:note-citation><text:note-body><text:p text:style-name="P16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161"/></text:note-body></text:note></text:span><text:span text:style-name="T88">. Dans le cadre des premières, le débiteur de l'obligation s'engage à <text:s/>mettre en œuvre, </text:span><text:span text:style-name="T9">in abstracto</text:span><text:span text:style-name="T70">, pour</text:span><text:span text:style-name="T88">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88"> »</text:span><text:span text:style-name="T88"><text:note text:id="ftn104" text:note-class="footnote"><text:note-citation>110</text:note-citation><text:note-body><text:p text:style-name="P162">Analyse des mesures compensatoires aux atteintes au patrimoine naturel – Receuil et analyse de cas<text:span text:style-name="T56">, pour le ministère de l'écologie, de l'énergie, du développement durable et de la mer, Enviroscop – CERE – Cogreah – In vivo, 2010, p. 37.</text:span></text:p><text:p text:style-name="P162"><text:span text:style-name="T56"/></text:p></text:note-body></text:note></text:span><text:span text:style-name="T88">.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88">[humides] </text:span><text:span text:style-name="T9">détruites</text:span><text:span text:style-name="T88"> »</text:span><text:span text:style-name="T88"><text:note text:id="ftn105" text:note-class="footnote"><text:note-citation>111</text:note-citation><text:note-body><text:p text:style-name="P163"><text:span text:style-name="T89">L'arrêté dispose également qu'une </text:span><text:span text:style-name="T44">« </text:span><text:span text:style-name="T4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44"> ». </text:span><text:span text:style-name="T50">In, A</text:span><text:span text:style-name="T44">rrêté interpréfectoral Bas-Rhin Moselle du 2 novembre 2009 portant autorisation de réalisation des travaux de la LGV est européenne – Unité Hydrographique <text:s/>de la Zorn </text:span><text:span text:style-name="T50">; cité par </text:span><text:span text:style-name="T45">Analyse des mesures compensatoires aux atteintes au patrimoine naturel – Receuil et analyse de cas</text:span><text:span text:style-name="T41">, pour le ministère de l'écologie, de l'énergie, du développement durable et de la mer, Enviroscop – CERE – Cogreah – In vivo, 2010, p. 37.</text:span></text:p><text:p text:style-name="P163"><text:span text:style-name="T41"/></text:p></text:note-body></text:note></text:span><text:span text:style-name="T88">.</text:span><text:tab/></text:p>
      <text:p text:style-name="P37"><text:soft-page-break/><text:span text:style-name="T89"><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span></text:p>
      <text:p text:style-name="P37"><text:tab/><text:span text:style-name="T90">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90"> »</text:span><text:span text:style-name="T90"><text:note text:id="ftn106" text:note-class="footnote"><text:note-citation>112</text:note-citation><text:note-body><text:p text:style-name="P167">HUBERT (S.) et al., « Lignes directrices nationales sur la séquence éviter, réduire et compenser les impacts sur les milieux naturels », Ibid., p. 97.</text:p></text:note-body></text:note></text:span><text:span text:style-name="T90">. Cet objectif est atteint grâce à l'équivalence écologique déterminée par les services instructeurs.</text:span></text:p>
      <text:p text:style-name="P37"/>
      <text:p text:style-name="P42">1.2. <text:span text:style-name="T91">L’intérêt de l'équivalence écologique en tant qu'outil de conciliation de l'écologie et de l'économie</text:span></text:p>
      <text:p text:style-name="P43"/>
      <text:p text:style-name="P37"><text:tab/><text:span text:style-name="T91">À travers l'application de l'équivalence écologique, les mesures compensatoires permettent de dépasser l'opposition entre des intérêts </text:span><text:span text:style-name="T11">a priori </text:span><text:span text:style-name="T71">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1">développement durable</text:span><text:span text:style-name="T71">. La notion même d'équivalence ne permet-elle pas de mettre à égalité ?</text:span></text:p>
      <text:p text:style-name="P43"><text:tab/>L'équivalence écologique dans le cadre de l'autorisation de défrichement illustre l’intérêt des mesures compensatoires afin d'atteindre des projets neutres.</text:p>
      <text:p text:style-name="P43"><text:tab/>La compensation environnementale pour les autorisations de défrichement apparaît comme le système <text:span text:style-name="T92">L</text:span>e plus abouti. <text:span text:style-name="T93">L'article L. 341-6 du Code forestier dispose :</text:span></text:p>
      <text:p text:style-name="P56"><text:span text:style-name="T56">« </text:span>L'autorité administrative compétente de l'Etat peut subordonner son autorisation au respect d'une ou plusieurs des conditions suivantes : [...]</text:p>
      <text:p text:style-name="P57"><text:soft-page-break/><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2">». </text:span></text:p>
      <text:p text:style-name="P52"><text:span text:style-name="T72"><text:tab/></text:span></text:p>
      <text:p text:style-name="P52"><text:span text:style-name="T72"><text:tab/></text:span><text:span text:style-name="T73">U</text:span><text:span text:style-name="T72">n défrichement </text:span><text:span text:style-name="T73">consiste en une </text:span><text:span text:style-name="T72">opération volontaire </text:span><text:span text:style-name="T71">entraînant</text:span><text:span text:style-name="T72"> directement ou indirectement la destruction de l'état voisé d'un terrain. Une opération de défrichement doit <text:s/>obtenir une autorisation préalable. </text:span><text:span text:style-name="T71">La réalisation de mesures de reboisement n'est pas obligatoire. Il s'agit d'une prescription qui peut être discrétionnairement imposée par </text:span><text:span text:style-name="T73">le préfet dans le cadre de son arrêté d'autorisation de défrichement</text:span><text:span text:style-name="T71">. Lorsque le défrichement implique la réalisation de mesures compensatoires, le ratio </text:span><text:span text:style-name="T73">qui doit être </text:span><text:span text:style-name="T71">appliqu</text:span><text:span text:style-name="T73">é</text:span><text:span text:style-name="T71"> </text:span><text:span text:style-name="T73">est</text:span><text:span text:style-name="T71"> compris entre deux et cinq fois la superficie de la surface déboisée. En outre, le Préfet </text:span><text:span text:style-name="T73">dispose de la possibilité légale </text:span><text:span text:style-name="T71">d'imposer </text:span><text:span text:style-name="T74">que les mesures compensatoires soient réalisées de manière connexe au site impacté, dans des conditions écologiques et sociales comparables.</text:span><text:span text:style-name="T71"> </text:span><text:span text:style-name="T73">Ces dispositions légales témoignent de l’intérêt des mesures compensatoires pour la préservation des espaces boisés.</text:span></text:p>
      <text:p text:style-name="P52"/>
      <text:p text:style-name="P52"><text:span text:style-name="T73"><text:tab/>Les mesures compensatoires </text:span><text:span text:style-name="T75">constituent un outil d'insertion de la biodiversité et des écosystèmes dans les projets industriels. Ces mesures mesures ont également l’intérêt de ne pas être prises isolément, mais avec des mesures d'accompagnement qui sont plus transversales.</text:span><text:span text:style-name="T92"><text:tab/></text:span></text:p>
      <text:p text:style-name="P37"/>
      <text:p text:style-name="P41">2. La compensation environnementale comme opportunité de financement de la conservation environnementale</text:p>
      <text:p text:style-name="P44"><text:tab/></text:p>
      <text:p text:style-name="P45"><text:span text:style-name="T51"><text:tab/></text:span><text:span text:style-name="T52">Les mesures dites d'accompagnement ont vocation à renforcer les mesures compensatoires. Elles ne sont pas des mesures obligatoires, mais sont appréciées de l'administration qui leur accorde une importance particulière</text:span><text:span text:style-name="T52"><text:note text:id="ftn107" text:note-class="footnote"><text:note-citation>113</text:note-citation><text:note-body><text:p text:style-name="P164">Les mesures compensatoires pour la biodiversité : la stratégie de la DIREN PACA », Direction régionale de l'environnement Provence-Alpes-Côte d'Azur, Aix-En-Provence, 18 septembre 2008, p. 10.</text:p></text:note-body></text:note></text:span><text:span text:style-name="T52">. </text:span><text:span text:style-name="T53">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45"><text:soft-page-break/><text:span text:style-name="T53"><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53"><text:note text:id="ftn108" text:note-class="footnote"><text:note-citation>114</text:note-citation><text:note-body><text:p text:style-name="P165"><text:span text:style-name="T47">Analyse des mesures compensatoires aux atteintes au patrimoine naturel – </text:span><text:span text:style-name="T48">Recueil</text:span><text:span text:style-name="T47"> et analyse de cas</text:span><text:span text:style-name="T42">, pour le ministère de l'écologie, de l'énergie, du développement durable et de la mer, Enviroscop – CERE – Cogreah – In vivo, 2010, </text:span><text:span text:style-name="T43">p. 99.</text:span></text:p><text:p text:style-name="P165"><text:span text:style-name="T43"/></text:p></text:note-body></text:note></text:span><text:span text:style-name="T53">.</text:span></text:p>
      <text:p text:style-name="P34"><text:span text:style-name="T53"><text:tab/></text:span><text:span text:style-name="T54">Les mesures d'accompagnement peuvent également donné lieu au prélèvement puis à la réintroduction d'espèces, après leur multiplication </text:span><text:span text:style-name="T49">in vitro</text:span><text:span text:style-name="T40">. La phase de multiplication est ici importante pour la qualification de mesure d'accompagnement. Philippe BILLET nous rappelle que le déplacement d'espèces est constitutif d'une mesure compensatoire</text:span><text:span text:style-name="T40"><text:note text:id="ftn109" text:note-class="footnote"><text:note-citation>115</text:note-citation><text:note-body><text:p text:style-name="P169"><text:span text:style-name="T94">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 p. 14.</text:p><text:p text:style-name="P168"/></text:note-body></text:note></text:span><text:span text:style-name="T40">. Ce type de mesure est mis en place pour des espèces d'un intérêt exceptionnel en raison des coûts en œuvre et des probabilités de réussite</text:span><text:span text:style-name="T40"><text:note text:id="ftn110" text:note-class="footnote"><text:note-citation>116</text:note-citation><text:note-body><text:p text:style-name="P168">Les mesures compensatoires pour la biodivesité, principes et projets en région PACA XXXXX p. 24</text:p></text:note-body></text:note></text:span><text:span text:style-name="T40">.</text:span></text:p>
      <text:p text:style-name="P49"><text:span text:style-name="T40"><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Wilke-Italic" svg:font-family="Wilke-Italic" style:font-family-generic="swiss"/>
    <style:font-face style:name="Wilke-Roman" svg:font-family="Wilke-Roman"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2</meta:editing-cycles>
    <meta:creation-date>2014-08-29T10:09:00</meta:creation-date>
    <dc:date>2014-09-03T23:11:00.236389812</dc:date>
    <dc:language>fr-FR</dc:language>
    <meta:editing-duration>PT6H46M58S</meta:editing-duration>
    <meta:generator>LibreOffice/4.2.4.2$Linux_X86_64 LibreOffice_project/420m0$Build-2</meta:generator>
    <meta:document-statistic meta:table-count="0" meta:image-count="0" meta:object-count="0" meta:page-count="38" meta:paragraph-count="308" meta:word-count="15734" meta:character-count="105678" meta:non-whitespace-character-count="900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